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color="#800000" fo:font-size="13pt" style:text-underline-style="none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fo:color="#000000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text-properties fo:color="#000000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8" style:family="paragraph" style:parent-style-name="Standard" style:list-style-name="L1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 style:list-style-name="L2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 style:list-style-name="L5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fo:color="#000000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 style:list-style-name="L4">
      <style:text-properties fo:color="#000000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color="#000000"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ançais :</text:p>
      <text:p text:style-name="P1"/>
      <text:p text:style-name="P2"><text:tab/><text:tab/><text:tab/><text:tab/><text:tab/><text:span text:style-name="T1">DANS MA MAISON</text:span></text:p>
      <text:p text:style-name="P7"/>
      <text:p text:style-name="P4">I – Histoire de l'habitat</text:p>
      <text:p text:style-name="P4"/>
      <text:list xml:id="list8257077548895922659" text:style-name="L1">
        <text:list-item>
          <text:p text:style-name="P8">Son évolution</text:p>
        </text:list-item>
      </text:list>
      <text:p text:style-name="P3"/>
      <text:p text:style-name="P3"><text:tab/><text:span text:style-name="T2">À l'origine la maison est un lieu où l'on séjourne temporairement. Le terme <text:tab/>vient du latin « Mansio », qui signifie là où l'on passe, où l'on s'installe <text:tab/>provisoirement. Pour confirmer cela il existe des lieux collectifs et partagés <text:tab/>qui montrent une installation temporaire. C'est le cas de la maison des jeunes, <text:tab/>maison de convalescence, maison d'arrêt...</text:span></text:p>
      <text:p text:style-name="P6"><text:tab/>Les 1ers hommes étaient des chasseurs cueilleurs, étaient nomades et leur <text:tab/>habitat était mobile. Ils construisaient des cabanes rondes car c'est la forme de <text:tab/>la nature en branchages, peau de bêtes... qu'ils installaient à l'entrée des <text:tab/>grottes. À partir du Néolithique, les hommes se sédentarisent, ils créent <text:tab/>l'agriculture et l'élevage. Les 1ères villes apparaissent au Moyen Orient en <text:tab/>Mésopotamie entre le Tigre et l'Euphrate. Les maisons sont carrés ou <text:tab/>rectangulaires et les maisons des plus riches possèdent déjà un système d'eau <text:tab/>courante. Villes continuent de se développer avec Égyptiens, Grecques et <text:tab/>Romaines qui succèdent au mésopotamiens.</text:p>
      <text:p text:style-name="P6"><text:tab/>Ex : maison Romaine → Domus (maison des riches romains)</text:p>
      <text:p text:style-name="P6"><text:tab/> <text:s text:c="6"/><text:tab/><text:tab/><text:tab/><text:tab/>Insulae, construite en torchis (maison des gens <text:tab/><text:tab/><text:tab/><text:tab/><text:tab/><text:tab/>modestes)</text:p>
      <text:p text:style-name="P6"><text:tab/>Gaulois vivaient d'abord dans des huttes puis on fait des maisons carrés avec <text:tab/>juste une porte.</text:p>
      <text:p text:style-name="P6"/>
      <text:p text:style-name="P6"><text:tab/>À l'Antiquité succède le Moyen Âge, pendant cette période les maisons ont <text:tab/>dites « pour rien ». Les châteaux forts sont aussi en bois au début mais quand <text:tab/>même défensifs, puis ensuite en pierre. Les habitants construiront leurs <text:tab/>maisons à l'intérieur des remparts.</text:p>
      <text:p text:style-name="P6"/>
      <text:p text:style-name="P6"><text:tab/>Fin du Moyen Âge qu'on appelle ma Renaissance (retour à l'Antiquité) est une <text:tab/>période de calme, les <text:tab/>villes vont s'ouvrir. Apparition de fenêtres à Meneaux <text:tab/>(fenêtres avec une croix <text:tab/>en pierre).</text:p>
      <text:p text:style-name="P6"/>
      <text:p text:style-name="P6"><text:tab/>XIXème siècle = révolution industrielle, transformation des villes.</text:p>
      <text:p text:style-name="P6"><text:tab/>Création de ponts, aqueducs, grande gare avec des dômes.</text:p>
      <text:p text:style-name="P6"><text:tab/>Baron Hausmann va moderniser Paris, créer de grand boulevard et les <text:tab/>immeubles Hausmannien.</text:p>
      <text:p text:style-name="P6"><text:tab/>Émile Zola évoque dans son roman « Pot bouille » la répartition sociale à <text:tab/>l'intérieur des immeubles Hausmannien.</text:p>
      <text:p text:style-name="P6"/>
      <text:p text:style-name="P6"><text:tab/>XXème siècle voit la naissance des grands ensemble : tours, barres.</text:p>
      <text:p text:style-name="P6"><text:soft-page-break/><text:tab/>En particulier après 1962, fin de la guerre d'Algérie, rapatriés d'Algérie (les <text:tab/>pieds noirs). Siècle marqué également par la construction de la maison <text:tab/>individuelle avec le triomphe des lotissements.</text:p>
      <text:p text:style-name="P6"/>
      <text:list xml:id="list1547561328579519243" text:style-name="L2">
        <text:list-item>
          <text:p text:style-name="P9">Les fonctions de la maison</text:p>
        </text:list-item>
      </text:list>
      <text:p text:style-name="P5"/>
      <text:p text:style-name="P3"><text:span text:style-name="T3"><text:tab/></text:span><text:span text:style-name="T2">Psychiatre : Alberto Eiguer </text:span></text:p>
      <text:p text:style-name="P6"><text:tab/>Psychanalyste : François Vigouroux</text:p>
      <text:p text:style-name="P6"><text:tab/>Le 1er à écrit « L'inconscient de la maison » et le second « L'âme de la <text:tab/>maison » qui sont tout deux des essaies. Dans ces essaies, les auteurs <text:tab/>expliquent que la maison est comme le corps, elle a différentes fonctions et ça <text:tab/>1ère fonction comme celle du corps est la protection.</text:p>
      <text:p text:style-name="P6"><text:tab/>2<text:span text:style-name="T4">nd</text:span> fonction de la maison est l'identification qui est un fort attachement à sa <text:tab/>maison. On en prend conscience le plus souvent lorsqu'on est obligé de la <text:tab/>quitter (Orelsan, la terre est ronde). C'est aussi le cas de Joachim Du Bellay <text:tab/>qui dans « Les Regrets » un recueil dans un poème nommé « Heureux qui <text:tab/>comme Ulysse ». Il exprime la nostalgie du pays natal, le Val de loire. Il <text:tab/>compare Rome et Angers, également sa maison au palais, la Loire au Tibre et <text:tab/>le mont Palatin à Liré.</text:p>
      <text:p text:style-name="P6"><text:tab/>La maison permet aussi de s'exprimer, elle a une fonction créatrice. Le <text:tab/>philosophe Alberto Eiguer a écrit un essai qui s'intitule « Votre maison vous <text:tab/>révèle » où il explique que notre maison révèle notre intimité profonde, notre <text:tab/>personnalité. Et François Vigouroux dans « L'âme des maisons », il reprend la <text:tab/>thèse de Freud, il exprime que la maison reprend notre moi profond. Ce qui <text:tab/>signifie que ce nous faisons dans notre maison est parfois inconscient (ex : <text:tab/>décorer maison). ← Témoigne de l'engouement des français pour le bricolage.</text:p>
      <text:p text:style-name="P6"><text:tab/>89% des français s'investissent dans leur maison et pour 10% c'est un moyen <text:tab/>de montrer son niveau social. Quant aux adolescents ils se désintéressent de la <text:tab/>maison.</text:p>
      <text:p text:style-name="P6"><text:tab/>Au XIXè siècle les personnages de romans réalistes semblent façonné par leurs <text:tab/>maisons et réciproquement ces personnages crées leur maison à leur image.</text:p>
      <text:p text:style-name="P6"><text:tab/>Emile Zola, Balzac... ils utilisent la description de la maison pour montrer la <text:tab/>personnalité de leurs personnages. Réalisme nait dans la 2ème moitié du XIXè <text:tab/>siècle et qui s'attache à décrire la réalité. Émile Zola fait même du <text:tab/>naturalisme. Ce mouvement suit le Romantisme qui se développe au début du <text:tab/>XIXè siècle. Romantisme = expression des états d'âmes. C'est à partir de leur <text:tab/>cadre qu'on connaît les personnages, c'est le cas du roman « Le père Goriot » <text:tab/>qui débute par la description de la pension vauquer où loge le père Goriot.</text:p>
      <text:p text:style-name="P6"><text:tab/>On va supposer que ce personnage est modeste voir pauvre alors qu'en réalité <text:tab/>il a été riche et ses 2 filles l'ont ruiné.</text:p>
      <text:p text:style-name="P6"><text:tab/>Dernière fonction = continuité historique. C'est le cas quand plusieurs <text:tab/>génération habite une maison ou qu'elles se sont succéder. Chanson de <text:tab/>Benabar « 4 murs et un toit » raconte l'histoire d'une famille qui achète une <text:tab/>maison, met au monde des enfants qui s'élèvent dans cette maison puis partent.</text:p>
      <text:p text:style-name="P6"><text:tab/>Dans son roman « la maison », Henry Bordeaux décrit la maison de son <text:soft-page-break/><text:tab/>enfance où plusieurs générations se sont succédées, il explique qu'à tout âge <text:tab/>on parle de sa maison d'enfance en utilisant l'article défini « la ».</text:p>
      <text:p text:style-name="P6"/>
      <text:list xml:id="list3160675901432288903" text:style-name="L5">
        <text:list-item>
          <text:p text:style-name="P10">La maison un refuge vraiment ?</text:p>
        </text:list-item>
      </text:list>
      <text:p text:style-name="P6"/>
      <text:p text:style-name="P6"><text:tab/>Certains sont excessifs comme les Hikikomori, ils s'enferment dans leur <text:tab/>maison. Ceci s'explique par la peur de l'extérieur mais aussi par l'attachement <text:s/><text:tab/>à leur maison. Syndrome de la cabane. Tanguy d'étienne chatiliez, c'est un <text:tab/>jeune homme <text:s/>(âgé avec doctorat ...) et il vit toujours chez ses parents. <text:tab/>Certaines maisons ce révèle être un cauchemar. Metallica, Welcome Home. <text:tab/>Certaines maisons sont aussi victimes de catastrophes climatiques (Vallée de <text:tab/>la Roya). La maison peut être dangereuse pour les femmes et les enfants <text:tab/>(femmes mortes sous les coups de leur mair psk elles voulaient les quitter, 10% <text:tab/>des enfants disent qu'ils ont été victimes de mauvais traitement pendant leur <text:tab/>enfance). Hervé Bazin, « Vipère au poing » raconte la cruauté de sa mère avec <text:tab/>ses trois fils. Le conte « Barbe bleue » de Charles Perrault traite de <text:tab/>femminicide qui raconte l'histoire d'un homme riche, laid, gros. Plusieurs de <text:tab/>ses femmes ont disparu, ils décident de se remarier. Une semaine après le <text:tab/>mariage il part en lui laissant les clés en lui disant tu peux ouvrir toutes les <text:tab/>portes sauf celle-ci et en l'ouvrant elle découvre les corps des autres femmes <text:tab/>du conte. Certaines maisons dégagent une impression malsaine angoissante, <text:tab/>« Shining » de Stephen King où le personnage devient fou dans cette maison <text:tab/>maléfique. « Subprime », gens obligés à quitter leurs maisons.</text:p>
      <text:p text:style-name="P6"/>
      <text:list xml:id="list7749023146820161396" text:style-name="L4">
        <text:list-item>
          <text:list>
            <text:list-header>
              <text:p text:style-name="P12"/>
            </text:list-header>
          </text:list>
        </text:list-item>
      </text:list>
      <text:p text:style-name="P6"><text:tab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2-01-18T15:15:39</meta:creation-date>
    <dc:date>2022-01-27T09:51:42</dc:date>
    <dc:creator>Jordan </dc:creator>
    <meta:editing-duration>PT2H14M24S</meta:editing-duration>
    <meta:editing-cycles>4</meta:editing-cycles>
    <meta:generator>OpenOffice/4.1.7$Unix OpenOffice.org_project/417m1$Build-9800</meta:generator>
    <meta:document-statistic meta:table-count="0" meta:image-count="0" meta:object-count="0" meta:page-count="3" meta:paragraph-count="32" meta:word-count="1089" meta:character-count="6671"/>
  </office:meta>
</office:document-meta>
</file>